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488" officeooo:paragraph-rsid="00021488"/>
    </style:style>
    <style:style style:name="P2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officeooo:rsid="0002148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</text:p>
      <text:p text:style-name="Standard"/>
      <text:list xml:id="list3870226712" text:style-name="L1">
        <text:list-item>
          <text:p text:style-name="P3">Introduction to this course</text:p>
          <text:list>
            <text:list-item>
              <text:p text:style-name="P3">what you will build</text:p>
            </text:list-item>
            <text:list-item>
              <text:p text:style-name="P3">what you will learn</text:p>
            </text:list-item>
            <text:list-item>
              <text:p text:style-name="P3">who are audiences</text:p>
            </text:list-item>
          </text:list>
        </text:list-item>
        <text:list-item>
          <text:p text:style-name="P3">Install Tools</text:p>
          <text:list>
            <text:list-item>
              <text:p text:style-name="P3">Code Editor</text:p>
            </text:list-item>
            <text:list-item>
              <text:p text:style-name="P3">Web Browser</text:p>
            </text:list-item>
            <text:list-item>
              <text:p text:style-name="P3">VS Code Extension</text:p>
            </text:list-item>
          </text:list>
        </text:list-item>
        <text:list-item>
          <text:p text:style-name="P3">Website Template</text:p>
          <text:list>
            <text:list-item>
              <text:p text:style-name="P3">Create amazona folder</text:p>
            </text:list-item>
            <text:list-item>
              <text:p text:style-name="P3">create template folder</text:p>
            </text:list-item>
            <text:list-item>
              <text:p text:style-name="P3">create index.html</text:p>
            </text:list-item>
            <text:list-item>
              <text:p text:style-name="P3">add default HTML code</text:p>
            </text:list-item>
            <text:list-item>
              <text:p text:style-name="P3">link to style.css</text:p>
            </text:list-item>
            <text:list-item>
              <text:p text:style-name="P3">create header, main and footer</text:p>
            </text:list-item>
            <text:list-item>
              <text:p text:style-name="P3">style elements</text:p>
            </text:list-item>
          </text:list>
        </text:list-item>
        <text:list-item>
          <text:p text:style-name="P3">Display Products</text:p>
          <text:list>
            <text:list-item>
              <text:p text:style-name="P3">create products div</text:p>
            </text:list-item>
            <text:list-item>
              <text:p text:style-name="P3">add product attributes</text:p>
            </text:list-item>
            <text:list-item>
              <text:p text:style-name="P3">add link, image, name and price</text:p>
            </text:list-item>
          </text:list>
        </text:list-item>
        <text:list-item>
          <text:p text:style-name="P3">Create React App</text:p>
          <text:list>
            <text:list-item>
              <text:p text:style-name="P3">npx create-react-app frontend</text:p>
            </text:list-item>
            <text:list-item>
              <text:p text:style-name="P3">npm start</text:p>
            </text:list-item>
            <text:list-item>
              <text:p text:style-name="P3">Remove unused files</text:p>
            </text:list-item>
            <text:list-item>
              <text:p text:style-name="P3">copy index.html content to App.js</text:p>
            </text:list-item>
            <text:list-item>
              <text:p text:style-name="P3">copy style.css content to index.css</text:p>
            </text:list-item>
            <text:list-item>
              <text:p text:style-name="P3">replace class with className</text:p>
            </text:list-item>
          </text:list>
        </text:list-item>
        <text:list-item>
          <text:p text:style-name="P3">Share Code On Github</text:p>
          <text:list>
            <text:list-item>
              <text:p text:style-name="P3">Initialize git repository</text:p>
            </text:list-item>
            <text:list-item>
              <text:p text:style-name="P3">Commit changes</text:p>
            </text:list-item>
            <text:list-item>
              <text:p text:style-name="P3">Create github account</text:p>
            </text:list-item>
            <text:list-item>
              <text:p text:style-name="P3">Create repo on github</text:p>
            </text:list-item>
            <text:list-item>
              <text:p text:style-name="P3">connect local repo to github repo</text:p>
            </text:list-item>
            <text:list-item>
              <text:p text:style-name="P3">push changes to github</text:p>
            </text:list-item>
          </text:list>
        </text:list-item>
        <text:list-item>
          <text:p text:style-name="P3">Create Rating and Product Component</text:p>
          <text:list>
            <text:list-item>
              <text:p text:style-name="P3">create components/Rating.js</text:p>
            </text:list-item>
            <text:list-item>
              <text:p text:style-name="P3">create div.rating</text:p>
            </text:list-item>
            <text:list-item>
              <text:p text:style-name="P3">style div.rating, span and last span</text:p>
            </text:list-item>
            <text:list-item>
              <text:p text:style-name="P3">Create Product component</text:p>
            </text:list-item>
            <text:list-item>
              <text:p text:style-name="P3">Use Rating component</text:p>
            </text:list-item>
          </text:list>
        </text:list-item>
        <text:list-item>
          <text:p text:style-name="P3"><text:soft-page-break/>Build Product Screen</text:p>
          <text:list>
            <text:list-item>
              <text:p text:style-name="P3">Install react-router-dom</text:p>
            </text:list-item>
            <text:list-item>
              <text:p text:style-name="P3">Use BrowserRouter and Route for Home Screen</text:p>
            </text:list-item>
            <text:list-item>
              <text:p text:style-name="P3">Create HomeScreen.js</text:p>
            </text:list-item>
            <text:list-item>
              <text:p text:style-name="P3">Add product list code there</text:p>
            </text:list-item>
            <text:list-item>
              <text:p text:style-name="P3">Create ProductScreen.js</text:p>
            </text:list-item>
            <text:list-item>
              <text:p text:style-name="P3">Add new Route from product details to App.js</text:p>
            </text:list-item>
            <text:list-item>
              <text:p text:style-name="P3">Create 3 columns for product image, info and action</text:p>
            </text:list-item>
          </text:list>
        </text:list-item>
        <text:list-item>
          <text:p text:style-name="P3">Create Node.JS Server</text:p>
          <text:list>
            <text:list-item>
              <text:p text:style-name="P3">run npm init in root folder</text:p>
            </text:list-item>
            <text:list-item>
              <text:p text:style-name="P3">Update package.json set type: module</text:p>
            </text:list-item>
            <text:list-item>
              <text:p text:style-name="P3">Add .js to imports</text:p>
            </text:list-item>
            <text:list-item>
              <text:p text:style-name="P3">npm install express</text:p>
            </text:list-item>
            <text:list-item>
              <text:p text:style-name="P3">create server.js</text:p>
            </text:list-item>
            <text:list-item>
              <text:p text:style-name="P3">add start command as node backend/server.js</text:p>
            </text:list-item>
            <text:list-item>
              <text:p text:style-name="P3">require express</text:p>
            </text:list-item>
            <text:list-item>
              <text:p text:style-name="P3">create route for / return backend is ready.</text:p>
            </text:list-item>
            <text:list-item>
              <text:p text:style-name="P3">move products.js from frontend to backend</text:p>
            </text:list-item>
            <text:list-item>
              <text:p text:style-name="P3">create route for /api/products</text:p>
            </text:list-item>
            <text:list-item>
              <text:p text:style-name="P3">return products</text:p>
            </text:list-item>
            <text:list-item>
              <text:p text:style-name="P3">run npm start</text:p>
            </text:list-item>
          </text:list>
        </text:list-item>
      </text:list>
      <text:p text:style-name="P2"><text:tab/><text:span text:style-name="T1">10. </text:span>Load Products From Backend</text:p>
      <text:list xml:id="list3238736525" text:style-name="L2">
        <text:list-item>
          <text:list>
            <text:list-item>
              <text:p text:style-name="P4">edit HomeScreen.js</text:p>
            </text:list-item>
            <text:list-item>
              <text:p text:style-name="P4">define products, loading and error.</text:p>
            </text:list-item>
            <text:list-item>
              <text:p text:style-name="P4">create useEffect</text:p>
            </text:list-item>
            <text:list-item>
              <text:p text:style-name="P4">define async fetchData and call it</text:p>
            </text:list-item>
            <text:list-item>
              <text:p text:style-name="P4">install axios</text:p>
            </text:list-item>
            <text:list-item>
              <text:p text:style-name="P4">get data from /api/products</text:p>
            </text:list-item>
            <text:list-item>
              <text:p text:style-name="P4">show them in the list</text:p>
            </text:list-item>
            <text:list-item>
              <text:p text:style-name="P4">create Loading Component</text:p>
            </text:list-item>
            <text:list-item>
              <text:p text:style-name="P4">create Message Box Component</text:p>
            </text:list-item>
            <text:list-item>
              <text:p text:style-name="P4">use them in HomeScreen</text:p>
            </text:list-item>
          </text:list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21:39:13.032290566</meta:creation-date>
    <dc:date>2021-06-24T20:55:54.705333614</dc:date>
    <meta:editing-duration>PT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340" meta:character-count="1933" meta:non-whitespace-character-count="1736"/>
  </office:meta>
</office:document-meta>
</file>